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2"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MS Shell DLg" style:font-size-asian="12pt" style:font-name-complex="MS Shell DLg"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ve you ever walked with a friend somewhere and you a see a ugly person. Unable to resist, you nudge your friend so he can see the ugly person too. The person sometimes notices and you have to pretend your looking at something behind the ugly person. <text:s/>Everyone you've ever met looks at ugly people and laughs in their head. <text:s/>People are just born assholes. It's natural, and it interests me.</text:p>
      <text:p text:style-name="P1"/>
      <text:p text:style-name="P1">If you say "I didn't understand half of what that guy was saying" and you understood more than exactly half of what they were saying, Jesus knows you lied and your going to hell.</text:p>
      <text:p text:style-name="P1"/>
      <text:p text:style-name="P1">Someone out there is the nicest person on Earth, but he/she is to modest to know it.</text:p>
      <text:p text:style-name="P1"/>
      <text:p text:style-name="P1">If I give you a compliment, don't take it as an insult. Because If I hand you a knife and you take it as a spoon you're going to get cut.</text:p>
      <text:p text:style-name="P2"/>
      <text:p text:style-name="P2">Next time your bored just start drawing pictures of guns. Come on. It's what you did when you were a kid. You'll still fucking love it. Just do it. You'll thank yourself when you draw a gattling gun that shoots other guns out of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31:06.60</meta:creation-date>
    <dc:date>2009-05-28T08:47:02.55</dc:date>
    <dc:creator>Colton Phillips</dc:creator>
    <meta:editing-duration>PT00H01M58S</meta:editing-duration>
    <meta:editing-cycles>3</meta:editing-cycles>
    <meta:generator>OpenOffice.org/3.0$Win32 OpenOffice.org_project/300m15$Build-9379</meta:generator>
    <meta:document-statistic meta:table-count="0" meta:image-count="0" meta:object-count="0" meta:page-count="1" meta:paragraph-count="5" meta:word-count="198" meta:character-count="1022"/>
    <meta:user-defined meta:name="Info 1"/>
    <meta:user-defined meta:name="Info 2"/>
    <meta:user-defined meta:name="Info 3"/>
    <meta:user-defined meta:name="Info 4"/>
  </office:meta>
</office:document-meta>
</file>